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text-align="start" style:justify-single-word="false"/>
      <style:text-properties officeooo:rsid="0005cb9e" officeooo:paragraph-rsid="002ce24b"/>
    </style:style>
    <style:style style:name="P2" style:family="paragraph" style:parent-style-name="Text_20_body">
      <style:paragraph-properties fo:margin-left="0cm" fo:margin-right="0cm" fo:text-indent="0cm" style:auto-text-indent="false"/>
      <style:text-properties fo:color="#000000" loext:opacity="100%" style:font-name="Arial1" fo:font-weight="bold" officeooo:rsid="002ce24b" officeooo:paragraph-rsid="00367e14" style:font-size-asian="12pt" style:font-weight-asian="bold" style:font-weight-complex="bold"/>
    </style:style>
    <style:style style:name="P3" style:family="paragraph" style:parent-style-name="Text_20_body">
      <style:paragraph-properties fo:margin-left="0cm" fo:margin-right="0cm" fo:text-indent="0cm" style:auto-text-indent="false"/>
      <style:text-properties fo:color="#000000" loext:opacity="100%" style:font-name="Arial1" fo:font-weight="bold" officeooo:rsid="002ce24b" style:font-size-asian="12pt" style:font-weight-asian="bold" style:font-weight-complex="bold"/>
    </style:style>
    <style:style style:name="P4" style:family="paragraph" style:parent-style-name="Text_20_body">
      <style:paragraph-properties fo:margin-left="0cm" fo:margin-right="0cm" fo:text-indent="0cm" style:auto-text-indent="false"/>
      <style:text-properties fo:color="#000000" loext:opacity="100%" style:font-name="Arial1" fo:font-weight="normal" officeooo:rsid="002ce24b" officeooo:paragraph-rsid="00367e14" style:font-size-asian="12pt" style:font-weight-asian="normal" style:font-weight-complex="normal"/>
    </style:style>
    <style:style style:name="P5" style:family="paragraph" style:parent-style-name="Text_20_body" style:list-style-name="L1">
      <style:text-properties fo:color="#000000" loext:opacity="100%" style:font-name="Arial1" fo:font-weight="bold" officeooo:rsid="002ce24b" style:font-size-asian="12pt" style:font-weight-asian="bold" style:font-weight-complex="bold"/>
    </style:style>
    <style:style style:name="P6" style:family="paragraph" style:parent-style-name="Text_20_body" style:list-style-name="L2">
      <style:text-properties fo:color="#000000" loext:opacity="100%" style:font-name="Arial1" fo:font-weight="normal" officeooo:rsid="002ce24b" style:font-size-asian="12pt" style:font-weight-asian="normal" style:font-weight-complex="normal"/>
    </style:style>
    <style:style style:name="P7" style:family="paragraph" style:parent-style-name="Text_20_body">
      <style:paragraph-properties fo:margin-left="0cm" fo:margin-right="0cm" fo:text-indent="0cm" style:auto-text-indent="false"/>
      <style:text-properties fo:color="#000000" loext:opacity="100%" style:font-name="Arial1" fo:font-weight="normal" officeooo:rsid="002ce24b" style:font-size-asian="12pt" style:font-weight-asian="normal" style:font-weight-complex="normal"/>
    </style:style>
    <style:style style:name="P8" style:family="paragraph" style:parent-style-name="Text_20_body" style:list-style-name="L3">
      <style:text-properties fo:color="#000000" loext:opacity="100%" style:font-name="Arial1" fo:font-weight="bold" officeooo:rsid="002ce24b" style:font-size-asian="12pt" style:font-weight-asian="bold" style:font-weight-complex="bold"/>
    </style:style>
    <style:style style:name="P9" style:family="paragraph" style:parent-style-name="Text_20_body" style:list-style-name="L4">
      <style:text-properties fo:color="#000000" loext:opacity="100%" style:font-name="Arial1" fo:font-weight="bold" officeooo:rsid="002ce24b" style:font-size-asian="12pt" style:font-weight-asian="bold" style:font-weight-complex="bold"/>
    </style:style>
    <style:style style:name="P10" style:family="paragraph" style:parent-style-name="Text_20_body" style:list-style-name="L5">
      <style:text-properties fo:color="#000000" loext:opacity="100%" style:font-name="Arial1" fo:font-weight="bold" officeooo:rsid="002ce24b" style:font-size-asian="12pt" style:font-weight-asian="bold" style:font-weight-complex="bold"/>
    </style:style>
    <style:style style:name="T1" style:family="text">
      <style:text-properties fo:font-variant="normal" fo:text-transform="none" fo:color="#000000" loext:opacity="100%" style:font-name="Arial1" fo:font-size="12pt" fo:letter-spacing="normal" fo:font-style="normal" fo:font-weight="bold" officeooo:rsid="002ce24b" style:font-size-asian="12pt" style:font-weight-asian="bold" style:font-size-complex="12pt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fo:font-weight="normal" style:font-weight-asian="normal" style:font-weight-complex="normal"/>
    </style:style>
    <style:style style:name="T4" style:family="text">
      <style:text-properties style:font-name="Arial1" fo:font-weight="normal" style:font-weight-asian="normal" style:font-weight-complex="normal"/>
    </style:style>
    <style:style style:name="T5" style:family="text">
      <style:text-properties fo:font-style="italic"/>
    </style:style>
    <style:style style:name="T6" style:family="text">
      <style:text-properties fo:font-variant="normal" fo:text-transform="none" fo:color="#000000" loext:opacity="100%" style:font-name="Arial1" fo:font-size="12pt" fo:letter-spacing="normal" fo:font-style="normal" fo:font-weight="normal" officeooo:rsid="002ce24b" style:font-size-asian="12pt" style:font-weight-asian="normal" style:font-size-complex="12pt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1">1. Funciones clausura (closures) </text:span></text:span></text:p>
      <text:p text:style-name="P2">a) Explica con tus palabras qué es una función clausura en JavaScript. </text:p>
      <text:p text:style-name="P2"><text:span text:style-name="T2">Una clausura (o </text:span><text:span text:style-name="T3">closure</text:span><text:span text:style-name="T2">) es una función que "recuerda" el entorno léxico en el que fue creada. Esto significa que la función tiene acceso a las variables de su ámbito exterior (padre), incluso después de que la función externa haya terminado de ejecutarse.</text:span></text:p>
      <text:p text:style-name="P2">b) ¿Por qué las variables dentro de una clausura continúan existiendo después de ejecutar la función que las define? </text:p>
      <text:p text:style-name="P2"><text:span text:style-name="T2">Esto ocurre porque la función interna mantiene una referencia viva a las variables del ámbito superior. Debido a esta referencia, el mecanismo de recolección de basura de JavaScript no elimina esas variables de la memoria, permitiendo que sigan siendo accesibles para la clausura.</text:span></text:p>
      <text:p text:style-name="P2">c) Cita un ejemplo donde sería útil usar una clausura.</text:p>
      <text:p text:style-name="P2"><text:span text:style-name="T4">Son muy útiles para crear variables privadas o encapsulamiento de datos. Por ejemplo, en un contador: se puede usar una clausura para mantener la variable </text:span><text:span text:style-name="Source_20_Text"><text:span text:style-name="T4">cuenta</text:span></text:span><text:span text:style-name="T4"> oculta y que solo pueda ser modificada mediante una función específica, protegiéndola de cambios accidentales desde el exterior.</text:span></text:p>
      <text:p text:style-name="P3"/>
      <text:p text:style-name="P3">2. Funciones callback </text:p>
      <text:p text:style-name="P2">a) Define qué es una función callback y su utilidad en programación. <text:span text:style-name="T2"/></text:p>
      <text:p text:style-name="P4">Una función <text:span text:style-name="T5">callback</text:span> es una función que se pasa como argumento a otra función para que sea ejecutada posteriormente. Su utilidad principal radica en el manejo de la asincronía (por ejemplo, esperar a que termine una lectura de archivos o una petición a un servidor antes de ejecutar código) y en la generalización de código (como definir qué hacer con cada elemento de un array).</text:p>
      <text:p text:style-name="P3">b) ¿Cuál es la diferencia entre pasar una función como callback y llamarla directamente dentro de otra función? <text:span text:style-name="T2"/></text:p>
      <text:list text:style-name="L1">
        <text:list-item>
          <text:p text:style-name="P5"><text:span text:style-name="T2">Pasar como callback: Se pasa la referencia de la función. Esto permite que la función receptora decida cuándo y con qué argumentos ejecutarla.</text:span></text:p>
        </text:list-item>
        <text:list-item>
          <text:p text:style-name="P5"><text:span text:style-name="T2">Llamarla directamente: Se ejecuta inmediatamente . En este caso, lo que se pasa como argumento no es la función, sino el resultado (el valor retornado) de esa ejecución.</text:span></text:p>
        </text:list-item>
      </text:list>
      <text:p text:style-name="P3"/>
      <text:p text:style-name="P3"/>
      <text:p text:style-name="P3"/>
      <text:p text:style-name="P3">3. Funciones de orden superior (HOF) </text:p>
      <text:p text:style-name="P2"><text:soft-page-break/>a) ¿Qué significa que una función sea de orden superior? </text:p>
      <text:p text:style-name="P4">Significa que la función cumple al menos una de estas dos condiciones:</text:p>
      <text:list text:style-name="L2">
        <text:list-item>
          <text:p text:style-name="P6">Recibe una o más funciones como argumentos (callbacks).</text:p>
        </text:list-item>
        <text:list-item>
          <text:p text:style-name="P6">Devuelve una función como resultado.</text:p>
        </text:list-item>
      </text:list>
      <text:p text:style-name="P2">b) ¿Qué ventajas tienen las funciones de orden superior frente a funciones normales? <text:span text:style-name="T2"/></text:p>
      <text:p text:style-name="P2"><text:span text:style-name="T4">Permiten escribir código más abstracto, limpio y reutilizable. Facilitan la programación funcional (como el uso de </text:span><text:span text:style-name="Source_20_Text"><text:span text:style-name="T4">.map()</text:span></text:span><text:span text:style-name="T4">, </text:span><text:span text:style-name="Source_20_Text"><text:span text:style-name="T4">.filter()</text:span></text:span><text:span text:style-name="T4">, </text:span><text:span text:style-name="Source_20_Text"><text:span text:style-name="T4">.reduce()</text:span></text:span><text:span text:style-name="T4">) y permiten comportamientos dinámicos, como la creación de funciones personalizadas o la composición de funciones.</text:span></text:p>
      <text:p text:style-name="P7"/>
      <text:p text:style-name="P3">4. Funciones generadoras </text:p>
      <text:p text:style-name="P2">a) Explica qué es una función generadora y qué significa la palabra clave yield.<text:span text:style-name="T2"> </text:span></text:p>
      <text:p text:style-name="P2"><text:span text:style-name="T4">Una función generadora (marcada con </text:span><text:span text:style-name="Source_20_Text"><text:span text:style-name="T4">*</text:span></text:span><text:span text:style-name="T4">) es un tipo especial de función que puede pausar su ejecución y reanudarla más tarde, manteniendo su estado entre pausas. La palabra clave </text:span><text:span text:style-name="Source_20_Text"><text:span text:style-name="T4">yield</text:span></text:span><text:span text:style-name="T4"> se utiliza para pausar la ejecución de la función y devolver un valor al exterior. Cuando la función se reanuda, continúa ejecutándose justo después del último </text:span><text:span text:style-name="Source_20_Text"><text:span text:style-name="T4">yield</text:span></text:span><text:span text:style-name="T4">.</text:span></text:p>
      <text:p text:style-name="P2">b) ¿Cómo se pueden obtener los valores de una función generadora?</text:p>
      <text:p text:style-name="P4">Al llamar a una función generadora, esta devuelve un objeto iterador. Los valores se obtienen de dos formas principales:</text:p>
      <text:list text:style-name="L3">
        <text:list-item>
          <text:p text:style-name="P8"><text:span text:style-name="T4">Llamando al método </text:span><text:span text:style-name="Source_20_Text"><text:span text:style-name="T4">.next()</text:span></text:span><text:span text:style-name="T4"> del iterador repetidamente (que devuelve un objeto </text:span><text:span text:style-name="Source_20_Text"><text:span text:style-name="T4">{ value: valor, done: boolean }</text:span></text:span><text:span text:style-name="T4">).</text:span></text:p>
        </text:list-item>
        <text:list-item>
          <text:p text:style-name="P8"><text:span text:style-name="T4">Utilizando un bucle </text:span><text:span text:style-name="Source_20_Text"><text:span text:style-name="T4">for...of</text:span></text:span><text:span text:style-name="T4">, que recorre automáticamente todos los valores generados hasta que la función termina.</text:span></text:p>
        </text:list-item>
      </text:list>
      <text:p text:style-name="P7"/>
      <text:p text:style-name="P3">5. Expresiones regulares </text:p>
      <text:p text:style-name="P2">a) ¿Qué es una expresión regular y para qué se utiliza? </text:p>
      <text:p text:style-name="P4">Una expresión regular <text:s/>es una secuencia de caracteres que forma un patrón de búsqueda. Se utiliza para buscar, validar, extraer o reemplazar combinaciones de caracteres dentro de cadenas de texto.</text:p>
      <text:p text:style-name="P3">b) Explica qué hacen los flags g, i y m. <text:span text:style-name="T2"/></text:p>
      <text:list text:style-name="L4">
        <text:list-item>
          <text:p text:style-name="P9"><text:span text:style-name="Source_20_Text"><text:span text:style-name="T4">g</text:span></text:span><text:span text:style-name="T4"> (global): Busca todas las coincidencias en el texto, no se detiene al encontrar la primera.</text:span></text:p>
        </text:list-item>
        <text:list-item>
          <text:p text:style-name="P9"><text:soft-page-break/><text:span text:style-name="Source_20_Text"><text:span text:style-name="T4">i</text:span></text:span><text:span text:style-name="T4"> (insensitive): Ignora la diferencia entre mayúsculas y minúsculas (ej. "a" coincide con "A").</text:span></text:p>
        </text:list-item>
        <text:list-item>
          <text:p text:style-name="P9"><text:span text:style-name="Source_20_Text"><text:span text:style-name="T4">m</text:span></text:span><text:span text:style-name="T4"> (multiline): Permite que los anclas de inicio (</text:span><text:span text:style-name="Source_20_Text"><text:span text:style-name="T4">^</text:span></text:span><text:span text:style-name="T4">) y fin (</text:span><text:span text:style-name="Source_20_Text"><text:span text:style-name="T4">$</text:span></text:span><text:span text:style-name="T4">) afecten a cada línea individualmente, en lugar de solo al inicio y fin de todo el texto.</text:span></text:p>
        </text:list-item>
      </text:list>
      <text:p text:style-name="P3">c) ¿Cuál es la diferencia entre los métodos test() y exec() de un objeto RegExp? <text:span text:style-name="T2"/></text:p>
      <text:list text:style-name="L5">
        <text:list-item>
          <text:p text:style-name="P10"><text:span text:style-name="Source_20_Text"><text:span text:style-name="T4">test()</text:span></text:span><text:span text:style-name="T4">: Devuelve un valor booleano (</text:span><text:span text:style-name="Source_20_Text"><text:span text:style-name="T4">true</text:span></text:span><text:span text:style-name="T4"> o </text:span><text:span text:style-name="Source_20_Text"><text:span text:style-name="T4">false</text:span></text:span><text:span text:style-name="T4">). Solo indica si el patrón existe dentro del texto. Es ideal para validaciones rápidas.</text:span></text:p>
        </text:list-item>
        <text:list-item>
          <text:p text:style-name="P10"><text:span text:style-name="Source_20_Text"><text:span text:style-name="T4">exec()</text:span></text:span><text:span text:style-name="T4">: Devuelve un array con información detallada de la coincidencia (el texto encontrado, la posición, los grupos de captura) o </text:span><text:span text:style-name="Source_20_Text"><text:span text:style-name="T4">null</text:span></text:span><text:span text:style-name="T4"> si no hay coincidencia. Es útil cuando necesitas extraer información específica.</text:span></text:p>
        </text:list-item>
      </text:list>
      <text:p text:style-name="P1"><text:span text:style-name="Strong_20_Emphasis"><text:span text:style-name="T6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style:register-true="true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2" style:font-family-complex="Arial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2" style:font-family-complex="Arial" style:font-family-generic-complex="system" style:font-pitch-complex="variable" style:font-size-complex="2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2" style:font-family-complex="Arial" style:font-family-generic-complex="system" style:font-pitch-complex="variable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color="#ffffff" loext:opacity="100%" fo:font-weight="bold" officeooo:rsid="001519ef" officeooo:paragraph-rsid="001519ef" fo:background-color="#729fcf" style:font-weight-asian="bold" style:font-weight-complex="bold"/>
    </style:style>
    <style:style style:name="MP2" style:family="paragraph" style:parent-style-name="Footer">
      <style:text-properties fo:color="#ffffff" loext:opacity="100%" officeooo:paragraph-rsid="00153f6c" fo:background-color="#729fcf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fo:font-weight="bold" officeooo:rsid="00367e14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/>TAREA<text:tab/>2 DAW<text:tab/>Juan Francisco Cortejosa </text:p>
      </style:header>
      <style:footer>
        <text:p text:style-name="MP2"><text:span text:style-name="MT1">DAW <text:tab/></text:span><text:span text:style-name="MT2">DESARROLLO WEB ENTORNO CLIENTE</text:span><text:tab/><text:span text:style-name="MT1"><text:page-number text:select-page="current">3</text:page-number></text:span><text:span text:style-name="MT1">/</text:span><text:span text:style-name="MT1"><text:page-count>3</text:page-count></text:span><text:span text:style-name="MT1"> 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6T16:19:11.509685800</meta:creation-date>
    <dc:date>2025-12-17T20:37:05.575859700</dc:date>
    <meta:editing-duration>PT1H49M14S</meta:editing-duration>
    <meta:editing-cycles>32</meta:editing-cycles>
    <meta:generator>LibreOffice/25.8.3.2$Windows_X86_64 LibreOffice_project/8ca8d55c161d602844f5428fa4b58097424e324e</meta:generator>
    <meta:document-statistic meta:table-count="0" meta:image-count="0" meta:object-count="0" meta:page-count="3" meta:paragraph-count="39" meta:word-count="754" meta:character-count="4640" meta:non-whitespace-character-count="3916"/>
  </office:meta>
</office:document-meta>
</file>